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eter Zenner</text:p>
      <text:p text:style-name="Standard">Schepen Napoleon de Meyerstraat 16</text:p>
      <text:p text:style-name="Standard">9060 Zelzate</text:p>
      <text:p text:style-name="Standard">Tel. 0472 73 56 47</text:p>
      <text:p text:style-name="Standard"><text:a xlink:type="simple" xlink:href="mailto:dieterzen@outlook.com" text:style-name="Internet_20_link" text:visited-style-name="Visited_20_Internet_20_Link">dieterzen@outlook.com</text:a></text:p>
      <text:p text:style-name="Standard"/>
      <text:p text:style-name="Standard">GO! Atheneum Zelzate</text:p>
      <text:p text:style-name="Standard">T.a.v. Filip Bisschop en Nina Heesakkers</text:p>
      <text:p text:style-name="Standard">Onteigeningsstraat 41 b</text:p>
      <text:p text:style-name="Standard">9060 Zelzate</text:p>
      <text:p text:style-name="Standard">Tel. 0032 <text:s/>345 56 10</text:p>
      <text:p text:style-name="Standard">E-mail: <text:a xlink:type="simple" xlink:href="mailto:erasmus@go-zelzate.be" text:style-name="Internet_20_link" text:visited-style-name="Visited_20_Internet_20_Link">erasmus@go-zelzate.be</text:a></text:p>
      <text:p text:style-name="Standard"><text:a xlink:type="simple" xlink:href="http://www.go-zelzate.be/" text:style-name="Internet_20_link" text:visited-style-name="Visited_20_Internet_20_Link">www.go-zelzate.be</text:a></text:p>
      <text:p text:style-name="Standard"><text:tab/></text:p>
      <text:p text:style-name="Standard">15 September 2019</text:p>
      <text:p text:style-name="Standard"/>
      <text:p text:style-name="Standard"/>
      <text:p text:style-name="Standard">Beste mevrouw Heesakkers en meneer Bisschop</text:p>
      <text:p text:style-name="Standard"/>
      <text:p text:style-name="Standard">Mijn naam is Dieter Zenner ik zit momenteel in het zesde jaar informatica beheer.</text:p>
      <text:p text:style-name="Standard">Ik volg deze richting in Eeklo op campus GO! Atheneum De Tandem.</text:p>
      <text:p text:style-name="Standard">Nadat ik afgestudeerd ben hoop ik de richting game development te volgen op Howest in Kortrijk.</text:p>
      <text:p text:style-name="Standard"/>
      <text:p text:style-name="Standard">Ik ben geïnteresseerd in de buitenlandse stage voor Italië omdat het land een mooie cultuur heeft die heel anders is dan die van ons. Ik heb dit zelf al kunnen meemaken vorig jaar en zou graag terug gaan naar Italië voor die reden. De mensen zijn daar open en aardig en het eten is daar geweldig.</text:p>
      <text:p text:style-name="Standard">Ik zou ook graag op buitenlandse stage gaan zodat ik kan leren om meer onafhankelijk te werken ver weg van mijn vertrouwde plaats hier in België.</text:p>
      <text:p text:style-name="Standard"/>
      <text:p text:style-name="Standard">Ik zit op het autisme spectrum en heb soms moeite met sociaal contact te starten met mensen die ik nog niet ken. Ik hoop dus met deze stage daar een verandering in te brengen. Ik hoop ook om meer Informatica gerelateerde ervaring op te doen. Zoals databanken maken in SQL code dat is momenteel een van mijn zwakste vakken voor informatica. Ik hoop ook dat ik daar nieuwe codeer talen leer of bijschaaf nu ben ik vertrouwd met Java en kan ik een beetje C# maar met alleen die 2 zou ik later niet toekomen in de game development industrie.</text:p>
      <text:p text:style-name="Standard"/>
      <text:p text:style-name="Standard">Ik hoop ook om meer taalkennis op te doen in Italië zodat het mij kan helpen met het leren van andere Latijnse talen zoals Spaans of Portugees.</text:p>
      <text:p text:style-name="Standard"/>
      <text:p text:style-name="Standard">Ik heb mezelf al veel verdiept in de geschiedenis van Italië en het Romeinse keizerrijk. Ik zou zo zelfs durven zeggen dat ik meer Italiaanse geschied<text:tab/>enis weet dan Belgische geschiedenis.</text:p>
      <text:p text:style-name="Standard">En ter voorbereiding ga ik ook wat Italiaans proberen te leren zodat ik met de lokale bevolking kan communiceren.</text:p>
      <text:p text:style-name="Standard"/>
      <text:p text:style-name="Standard">Dit was mijn motivatiebrief</text:p>
      <text:p text:style-name="Standard"/>
      <text:p text:style-name="Standard">Met vriendelijke groeten</text:p>
      <text:p text:style-name="Standard"/>
      <text:p text:style-name="Standard">Dieter Ze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5T17:59:32.27</meta:creation-date>
    <meta:generator>OpenOffice/4.1.4$Win32 OpenOffice.org_project/414m5$Build-9788</meta:generator>
    <dc:date>2019-09-15T18:38:07.73</dc:date>
    <meta:editing-duration>PT38M35S</meta:editing-duration>
    <meta:editing-cycles>2</meta:editing-cycles>
    <meta:document-statistic meta:table-count="0" meta:image-count="0" meta:object-count="0" meta:page-count="1" meta:paragraph-count="27" meta:word-count="356" meta:character-count="2046"/>
  </office:meta>
</office:document-meta>
</file>